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40000004C21D0463A.png" manifest:media-type="image/png"/>
  <manifest:file-entry manifest:full-path="Pictures/1000079900000DA2000007E75CB934FC.svg" manifest:media-type="image/svg+xml"/>
  <manifest:file-entry manifest:full-path="Pictures/100002010000007100000071DFAC1C3E.png" manifest:media-type="image/png"/>
  <manifest:file-entry manifest:full-path="Pictures/100023EA00000BB000000BB0282EFC21.svg" manifest:media-type="image/svg+xml"/>
  <manifest:file-entry manifest:full-path="Pictures/100000000000005E0000005E47394922.png" manifest:media-type="image/png"/>
  <manifest:file-entry manifest:full-path="Pictures/100000000000005E0000005EB1FC5BD3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-8%" draw:contrast="0%" draw:gamma="100%" draw:red="53%" draw:green="24%" draw:blue="73%" fo:clip="rect(0cm, 0cm, 0cm, 0cm)" draw:image-opacity="100%" style:mirror="none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45cm" draw:marker-end-width="0.245cm" draw:fill="bitmap" draw:fill-image-name="Sky" draw:auto-grow-height="false" fo:min-height="0.749cm" fo:min-width="0.499cm" fo:padding-top="0.14cm" fo:padding-bottom="0.14cm" fo:padding-left="0.265cm" fo:padding-right="0.265cm" fo:wrap-option="no-wrap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0.4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333333" style:font-name="Liberation Sans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33333" style:font-name="Liberation Sans1" fo:font-size="12pt" style:font-size-asian="12pt" style:font-size-complex="12pt"/>
    </style:style>
    <style:style style:name="P5" style:family="paragraph">
      <style:paragraph-properties fo:text-align="center"/>
      <style:text-properties fo:color="#004586" style:font-name="Liberation Sans1" fo:font-size="12pt" style:font-size-asian="12pt" style:font-size-complex="12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color="#000000" style:font-name="Liberation Sans1"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4pt" style:font-size-asian="4pt" style:font-size-complex="4pt"/>
    </style:style>
    <style:style style:name="P11" style:family="paragraph">
      <style:paragraph-properties fo:text-align="start"/>
      <style:text-properties fo:font-size="4pt" style:font-size-asian="4pt" style:font-size-complex="4pt"/>
    </style:style>
    <style:style style:name="P12" style:family="paragraph">
      <style:paragraph-properties fo:text-align="center"/>
      <style:text-properties fo:color="#333333" style:font-name="Liberation Sans1" fo:font-size="4pt" style:font-size-asian="4pt" style:font-size-complex="4pt"/>
    </style:style>
    <style:style style:name="P13" style:family="paragraph">
      <style:paragraph-properties fo:text-align="center"/>
      <style:text-properties fo:color="#ff0000"/>
    </style:style>
    <style:style style:name="P14" style:family="paragraph">
      <style:paragraph-properties fo:text-align="center"/>
      <style:text-properties fo:color="#ff0000" fo:font-size="12pt" style:font-size-asian="12pt" style:font-size-complex="12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333333" style:font-name="Liberation Sans1" fo:font-size="12pt" style:font-size-asian="12pt" style:font-size-complex="12pt"/>
    </style:style>
    <style:style style:name="T2" style:family="text">
      <style:text-properties fo:color="#004586" style:font-name="Liberation Sans1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Liberation Sans1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33333" style:font-name="Liberation Sans1" fo:font-size="4pt" style:font-size-asian="4pt" style:font-size-complex="4pt"/>
    </style:style>
    <style:style style:name="T7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1.103cm" draw:transform="skewX (0.000872664625997165) rotate (0.00122173047639603) translate (2.6cm 3.097cm)">
          <text:p text:style-name="P1"><text:span text:style-name="T1">Zdrojový kó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cm" svg:height="1.6cm" svg:x="5.3cm" svg:y="3.5cm">
          <draw:image xlink:href="Pictures/100023EA00000BB000000BB0282EFC21.svg" xlink:type="simple" xlink:show="embed" xlink:actuate="onLoad">
            <text:p text:style-name="P3"><text:span text:style-name="T1">.java</text:span></text:p>
          </draw:image>
          <draw:image xlink:href="Pictures/100002010000007100000071DFAC1C3E.png" xlink:type="simple" xlink:show="embed" xlink:actuate="onLoad"/>
        </draw:frame>
        <draw:custom-shape draw:style-name="gr3" draw:text-style-name="P5" draw:layer="layout" svg:width="2.5cm" svg:height="1.098cm" draw:transform="skewX (0.000872664625997165) rotate (0.00122173047639603) translate (13.9cm 3.102cm)">
          <text:p text:style-name="P1"><text:span text:style-name="T2">Bajtkó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8cm" svg:height="1.6cm" svg:x="15.5cm" svg:y="3.5cm">
          <draw:image xlink:href="Pictures/100023EA00000BB000000BB0282EFC21.svg" xlink:type="simple" xlink:show="embed" xlink:actuate="onLoad">
            <text:p text:style-name="P3"><text:span text:style-name="T2">.class</text:span></text:p>
          </draw:image>
          <draw:image xlink:href="Pictures/100002010000007100000071DFAC1C3E.png" xlink:type="simple" xlink:show="embed" xlink:actuate="onLoad"/>
        </draw:frame>
        <draw:frame draw:style-name="gr5" draw:text-style-name="P6" draw:layer="layout" svg:width="4.089cm" svg:height="2.622cm" svg:x="7.9cm" svg:y="2.2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compiler</text:span></text:p>
          </draw:image>
          <draw:image xlink:href="Pictures/10000201000000840000004C21D0463A.png" xlink:type="simple" xlink:show="embed" xlink:actuate="onLoad"/>
        </draw:frame>
        <draw:line draw:style-name="gr6" draw:text-style-name="P3" draw:layer="layout" svg:x1="6cm" svg:y1="3.6cm" svg:x2="8.3cm" svg:y2="3.6cm">
          <text:p/>
        </draw:line>
        <draw:line draw:style-name="gr7" draw:text-style-name="P3" draw:layer="layout" svg:x1="11.3cm" svg:y1="3.6cm" svg:x2="13.9cm" svg:y2="3.6cm">
          <text:p/>
        </draw:line>
        <draw:frame draw:style-name="gr5" draw:text-style-name="P6" draw:layer="layout" svg:width="4.089cm" svg:height="2.622cm" svg:x="5.1cm" svg:y="6.9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interpreter</text:span></text:p>
          </draw:image>
          <draw:image xlink:href="Pictures/10000201000000840000004C21D0463A.png" xlink:type="simple" xlink:show="embed" xlink:actuate="onLoad"/>
        </draw:frame>
        <draw:frame draw:style-name="gr5" draw:text-style-name="P6" draw:layer="layout" svg:width="4.089cm" svg:height="2.622cm" svg:x="9.5cm" svg:y="6.8cm">
          <draw:image xlink:href="Pictures/1000079900000DA2000007E75CB934FC.svg" xlink:type="simple" xlink:show="embed" xlink:actuate="onLoad">
            <text:p text:style-name="P1"><text:span text:style-name="T3"><text:s text:c="11"/></text:span></text:p>
            <text:p text:style-name="P1"><text:span text:style-name="T3"><text:s text:c="10"/></text:span><text:span text:style-name="T3">JIT</text:span><text:span text:style-name="T3"><text:line-break/></text:span><text:span text:style-name="T3"> <text:s text:c="5"/>compiler</text:span></text:p>
          </draw:image>
          <draw:image xlink:href="Pictures/10000201000000840000004C21D0463A.png" xlink:type="simple" xlink:show="embed" xlink:actuate="onLoad"/>
        </draw:frame>
        <draw:custom-shape draw:style-name="gr8" draw:text-style-name="P7" draw:layer="layout" svg:width="3.4cm" svg:height="0.798cm" draw:transform="skewX (0.00122173047639603) rotate (0.00122173047639603) translate (9.9cm 9.902cm)">
          <text:p text:style-name="P1"><text:span text:style-name="T4">Strojový kód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1.1cm" svg:height="5.781cm" svg:x="3.9cm" svg:y="5.819cm">
          <text:p text:style-name="P3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9" draw:layer="layout" svg:width="7.6cm" svg:height="0.7cm" svg:x="5.7cm" svg:y="5.8cm">
          <text:p text:style-name="P9"><text:span text:style-name="T5">Java Virtual Machin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cm" svg:y1="4.2cm" svg:x2="10cm" svg:y2="5.8cm">
          <text:p/>
        </draw:line>
        <draw:line draw:style-name="gr7" draw:text-style-name="P3" draw:layer="layout" svg:x1="11.4cm" svg:y1="9.1cm" svg:x2="11.4cm" svg:y2="9.9cm">
          <text:p/>
        </draw:line>
        <draw:custom-shape draw:style-name="gr1" draw:text-style-name="P4" draw:layer="layout" svg:width="7.2cm" svg:height="0.805cm" draw:transform="skewX (0.00122173047639603) rotate (0.00122173047639603) translate (5.8cm 12.609cm)">
          <text:p text:style-name="P3"><text:span text:style-name="T1">Operačný systém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cm" svg:y1="9.2cm" svg:x2="7.1cm" svg:y2="12.6cm">
          <text:p/>
        </draw:line>
        <draw:line draw:style-name="gr11" draw:text-style-name="P3" draw:layer="layout" svg:x1="11.4cm" svg:y1="10.7cm" svg:x2="11.4cm" svg:y2="12.6cm">
          <text:p/>
        </draw:line>
        <draw:frame draw:style-name="gr12" draw:text-style-name="P12" draw:layer="layout" svg:width="1.1cm" svg:height="1.2cm" svg:x="12.7cm" svg:y="9.9cm">
          <draw:image xlink:href="Pictures/100023EA00000BB000000BB0282EFC21.svg" xlink:type="simple" xlink:show="embed" xlink:actuate="onLoad">
            <text:p text:style-name="P10"><text:span text:style-name="T6"/></text:p>
            <text:p text:style-name="P10"><text:span text:style-name="T6"/></text:p>
            <text:p text:style-name="P11"><text:span text:style-name="T6">01010</text:span><text:span text:style-name="T6"><text:line-break/></text:span><text:span text:style-name="T6">11111001</text:span><text:span text:style-name="T6"><text:line-break/></text:span><text:span text:style-name="T6">00011111</text:span><text:span text:style-name="T6"><text:line-break/></text:span><text:span text:style-name="T6">11100010</text:span></text:p>
          </draw:image>
          <draw:image xlink:href="Pictures/100002010000007100000071DFAC1C3E.png" xlink:type="simple" xlink:show="embed" xlink:actuate="onLoad"/>
        </draw:frame>
        <draw:custom-shape draw:style-name="gr13" draw:text-style-name="P14" draw:layer="layout" svg:width="0.6cm" svg:height="0.6cm" svg:x="6.6cm" svg:y="3.1cm">
          <text:p text:style-name="P1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0.6cm" svg:height="0.6cm" svg:x="12.2cm" svg:y="3.1cm">
          <text:p text:style-name="P1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0.6cm" svg:height="0.6cm" svg:x="13.4cm" svg:y="5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0.7cm" svg:height="0.725cm" svg:x="12.1cm" svg:y="4.4cm">
          <draw:text-box>
            <text:p text:style-name="P13"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Triple_20_90_20_Degrees" draw:display-name="Blue Triple 90 Degrees" draw:style="triple" draw:color="#0000ff" draw:distance="0.102cm" draw:rotation="900"/>
    <draw:fill-image draw:name="Empty" xlink:href="Pictures/100000000000000800000008DD0ADA29.png" xlink:type="simple" xlink:show="embed" xlink:actuate="onLoad"/>
    <draw:fill-image draw:name="Fiery" xlink:href="Pictures/100000000000005E0000005EB1FC5BD3.png" xlink:type="simple" xlink:show="embed" xlink:actuate="onLoad"/>
    <draw:fill-image draw:name="Sky" xlink:href="Pictures/100000000000005E0000005E47394922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o Majdis</meta:initial-creator>
    <meta:creation-date>2015-01-16T17:21:06.922751439</meta:creation-date>
    <dc:date>2015-01-17T17:33:59.786712245</dc:date>
    <dc:creator>Mato Majdis</dc:creator>
    <meta:editing-duration>PT5H13M26S</meta:editing-duration>
    <meta:editing-cycles>3</meta:editing-cycles>
    <meta:generator>LibreOffice/4.2.8.2$Linux_X86_64 LibreOffice_project/420$Build-2</meta:generator>
    <meta:document-statistic meta:object-count="22"/>
  </office:meta>
</office:document-meta>
</file>